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29.199cm" table:align="margins"/>
    </style:style>
    <style:style style:name="Table1.A" style:family="table-column">
      <style:table-column-properties style:column-width="0.908cm" style:rel-column-width="2038*"/>
    </style:style>
    <style:style style:name="Table1.B" style:family="table-column">
      <style:table-column-properties style:column-width="13.681cm" style:rel-column-width="30705*"/>
    </style:style>
    <style:style style:name="Table1.C" style:family="table-column">
      <style:table-column-properties style:column-width="0.815cm" style:rel-column-width="1828*"/>
    </style:style>
    <style:style style:name="Table1.D" style:family="table-column">
      <style:table-column-properties style:column-width="13.795cm" style:rel-column-width="30964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D1" style:family="table-cell">
      <style:table-cell-properties fo:padding="0.097cm" fo:border="0.5pt solid #000000"/>
    </style:style>
    <style:style style:name="Table1.2" style:family="table-row">
      <style:table-row-properties style:min-row-height="5.211cm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123307" officeooo:paragraph-rsid="00123307"/>
    </style:style>
    <style:style style:name="P2" style:family="paragraph" style:parent-style-name="Table_20_Contents">
      <style:text-properties officeooo:rsid="00123307" officeooo:paragraph-rsid="00123307"/>
    </style:style>
    <style:style style:name="P3" style:family="paragraph" style:parent-style-name="Table_20_Contents">
      <style:text-properties officeooo:rsid="00123307" officeooo:paragraph-rsid="00186773"/>
    </style:style>
    <style:style style:name="P4" style:family="paragraph" style:parent-style-name="Table_20_Contents">
      <style:text-properties style:text-underline-style="solid" style:text-underline-width="auto" style:text-underline-color="font-color" fo:font-weight="bold" officeooo:rsid="00123307" officeooo:paragraph-rsid="00123307" style:font-weight-asian="bold" style:font-weight-complex="bold"/>
    </style:style>
    <style:style style:name="P5" style:family="paragraph" style:parent-style-name="Table_20_Contents">
      <style:text-properties style:text-underline-style="solid" style:text-underline-width="auto" style:text-underline-color="font-color" fo:font-weight="bold" officeooo:rsid="00186773" officeooo:paragraph-rsid="00186773" style:font-weight-asian="bold" style:font-weight-complex="bold"/>
    </style:style>
    <style:style style:name="P6" style:family="paragraph" style:parent-style-name="Table_20_Contents">
      <style:text-properties style:text-underline-style="none" fo:font-weight="normal" officeooo:rsid="00123307" officeooo:paragraph-rsid="00123307" style:font-weight-asian="normal" style:font-weight-complex="normal"/>
    </style:style>
    <style:style style:name="P7" style:family="paragraph" style:parent-style-name="Table_20_Contents">
      <style:text-properties style:text-underline-style="none" fo:font-weight="normal" officeooo:rsid="00123307" officeooo:paragraph-rsid="00138aae" style:font-weight-asian="normal" style:font-weight-complex="normal"/>
    </style:style>
    <style:style style:name="P8" style:family="paragraph" style:parent-style-name="Table_20_Contents">
      <style:text-properties style:text-underline-style="none" fo:font-weight="normal" officeooo:rsid="00123307" officeooo:paragraph-rsid="00186773" style:font-weight-asian="normal" style:font-weight-complex="normal"/>
    </style:style>
    <style:style style:name="P9" style:family="paragraph" style:parent-style-name="Table_20_Contents">
      <style:text-properties style:text-underline-style="none" fo:font-weight="normal" officeooo:rsid="00180d98" officeooo:paragraph-rsid="00180d98" style:font-weight-asian="normal" style:font-weight-complex="normal"/>
    </style:style>
    <style:style style:name="P10" style:family="paragraph" style:parent-style-name="Table_20_Contents">
      <style:text-properties style:text-underline-style="none" fo:font-weight="normal" officeooo:rsid="00186773" officeooo:paragraph-rsid="00186773" style:font-weight-asian="normal" style:font-weight-complex="normal"/>
    </style:style>
    <style:style style:name="P11" style:family="paragraph" style:parent-style-name="Table_20_Contents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2" style:family="paragraph" style:parent-style-name="Table_20_Contents">
      <style:text-properties fo:font-size="14pt" style:text-underline-style="solid" style:text-underline-width="auto" style:text-underline-color="font-color" fo:font-weight="bold" officeooo:rsid="00123307" officeooo:paragraph-rsid="00123307" style:font-size-asian="14pt" style:font-weight-asian="bold" style:font-size-complex="14pt" style:font-weight-complex="bold"/>
    </style:style>
    <style:style style:name="P13" style:family="paragraph" style:parent-style-name="Table_20_Contents">
      <style:text-properties fo:font-size="14pt" officeooo:rsid="00123307" officeooo:paragraph-rsid="00123307" style:font-size-asian="14pt" style:font-size-complex="14pt"/>
    </style:style>
    <style:style style:name="P14" style:family="paragraph" style:parent-style-name="Table_20_Contents">
      <style:text-properties style:text-underline-style="none" fo:font-weight="normal" officeooo:rsid="00186773" officeooo:paragraph-rsid="00186773" style:font-weight-asian="normal" style:font-weight-complex="normal"/>
    </style:style>
    <style:style style:name="P15" style:family="paragraph" style:parent-style-name="Table_20_Contents">
      <style:text-properties style:text-underline-style="none" fo:font-weight="normal" officeooo:rsid="00197f3f" officeooo:paragraph-rsid="00197f3f" style:font-weight-asian="normal" style:font-weight-complex="normal"/>
    </style:style>
    <style:style style:name="P16" style:family="paragraph" style:parent-style-name="Table_20_Contents">
      <style:text-properties officeooo:rsid="001599d8" officeooo:paragraph-rsid="001599d8"/>
    </style:style>
    <style:style style:name="P17" style:family="paragraph" style:parent-style-name="Table_20_Contents">
      <style:text-properties officeooo:rsid="00197f3f" officeooo:paragraph-rsid="00197f3f"/>
    </style:style>
    <style:style style:name="P18" style:family="paragraph" style:parent-style-name="Table_20_Contents">
      <style:text-properties style:text-underline-style="solid" style:text-underline-width="auto" style:text-underline-color="font-color" fo:font-weight="bold" officeooo:rsid="00180d98" officeooo:paragraph-rsid="00180d98" style:font-weight-asian="bold" style:font-weight-complex="bold"/>
    </style:style>
    <style:style style:name="P19" style:family="paragraph" style:parent-style-name="Table_20_Contents">
      <style:text-properties style:text-underline-style="solid" style:text-underline-width="auto" style:text-underline-color="font-color" fo:font-weight="bold" officeooo:rsid="00197f3f" officeooo:paragraph-rsid="00197f3f" style:font-weight-asian="bold" style:font-weight-complex="bold"/>
    </style:style>
    <style:style style:name="P20" style:family="paragraph" style:parent-style-name="Table_20_Contents">
      <style:text-properties fo:font-weight="bold" officeooo:rsid="00123307" officeooo:paragraph-rsid="00123307" style:font-weight-asian="bold" style:font-weight-complex="bold"/>
    </style:style>
    <style:style style:name="P21" style:family="paragraph" style:parent-style-name="Table_20_Contents">
      <style:text-properties officeooo:rsid="00123307" officeooo:paragraph-rsid="00123307"/>
    </style:style>
    <style:style style:name="T1" style:family="text">
      <style:text-properties officeooo:rsid="00138aae"/>
    </style:style>
    <style:style style:name="T2" style:family="text">
      <style:text-properties officeooo:rsid="0014061e"/>
    </style:style>
    <style:style style:name="T3" style:family="text">
      <style:text-properties officeooo:rsid="0014ecfc"/>
    </style:style>
    <style:style style:name="T4" style:family="text">
      <style:text-properties officeooo:rsid="001599d8"/>
    </style:style>
    <style:style style:name="T5" style:family="text">
      <style:text-properties officeooo:rsid="00186773"/>
    </style:style>
    <style:style style:name="T6" style:family="text">
      <style:text-properties fo:font-weight="bold" officeooo:rsid="00197f3f" style:font-weight-asian="bold" style:font-weight-complex="bold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style:text-underline-style="solid" style:text-underline-width="auto" style:text-underline-color="font-color" fo:font-weight="bold" officeooo:rsid="00197f3f" style:font-weight-asian="bold" style:font-weight-complex="bold"/>
    </style:style>
    <style:style style:name="T9" style:family="text">
      <style:text-properties style:text-underline-style="solid" style:text-underline-width="auto" style:text-underline-color="font-color" officeooo:rsid="00197f3f"/>
    </style:style>
    <style:style style:name="T10" style:family="text">
      <style:text-properties officeooo:rsid="00197f3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2">BODY</text:p>
          </table:table-cell>
          <table:table-cell table:style-name="Table1.A1" office:value-type="string">
            <text:p text:style-name="P11"/>
          </table:table-cell>
          <table:table-cell table:style-name="Table1.D1" office:value-type="string">
            <text:p text:style-name="P12">MIND </text:p>
          </table:table-cell>
        </table:table-row>
        <table:table-row table:style-name="Table1.2"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2">Tired and in Bed -Take Rest </text:p>
          </table:table-cell>
          <table:table-cell table:style-name="Table1.A2" office:value-type="string">
            <text:p text:style-name="P2">1</text:p>
          </table:table-cell>
          <table:table-cell table:style-name="Table1.D2" office:value-type="string">
            <text:p text:style-name="P20">FLIGHT or FIGHT MODE-Sine Wave Anxiety cannot be always high </text:p>
            <text:p text:style-name="P19">NEGATIVE</text:p>
            <text:p text:style-name="P3">Cortex Anxiety-Overthinking-Repeat Negative - Deep Breath <text:span text:style-name="T4">Mp3 -</text:span></text:p>
            <text:p text:style-name="P2"><text:s text:c="47"/>-Get Neg Exposure ,<text:span text:style-name="T3">Let it be true .</text:span></text:p>
            <text:p text:style-name="P2">Amygdala Anxiety – Sudden Shock – Deep Breath <text:span text:style-name="T4">Mp3 -</text:span></text:p>
            <text:p text:style-name="P2"><text:s text:c="56"/>-Free 15min Esc Meditation With Eye Mask</text:p>
            <text:p text:style-name="P2">Pause from impulse Addiction :Deep breathe and out </text:p>
            <text:p text:style-name="P2">Negative Thoughts of Failure -Get max -ve exposure </text:p>
            <text:p text:style-name="P2">Unexplained Sadness/Fear -Let that happen and its over,Tiny Gratitude</text:p>
            <text:p text:style-name="P2">No Happiness -Dress ,Groom Neat and Clean Trim Beard </text:p>
            <text:p text:style-name="P16">Wandering-Now 15 min Esc Med</text:p>
            <text:p text:style-name="P17">Postive Anxiety -Smile </text:p>
            <text:p text:style-name="P17">Cannot Repeat- Club Eye Mask+Movement+Repeat </text:p>
            <text:p text:style-name="P7">Not Feeling Anything-<text:span text:style-name="T3">donot want to do Anything </text:span><text:span text:style-name="T1">But I need the moment of Time </text:span></text:p>
            <text:p text:style-name="P7">-- <text:s/><text:span text:style-name="T3">Say Tiny Gratitude On what You did <text:s/></text:span></text:p>
            <text:p text:style-name="P7">-<text:span text:style-name="T1">put 10 sec and Repeat timer What you can do to the nearest do it &amp; U did it </text:span></text:p>
            <text:p text:style-name="P7"><text:s text:c="2"/>- <text:s/>Sing/move with the Music </text:p>
            <text:p text:style-name="P6"><text:s text:c="2"/>--Touch Yourself on Cheek Smile </text:p>
            <text:p text:style-name="P6"><text:s text:c="2"/>-- Feel the water,Coolness.</text:p>
            <text:p text:style-name="P2"><text:s text:c="2"/>-Just Take Help From Universe/Almighty/Unknown <text:line-break/><text:span text:style-name="T8">POSITIVE</text:span></text:p>
            <text:p text:style-name="P15"><text:span text:style-name="T10">Cannot Repeat- Club Eye Mask+Movement+Repeat </text:span></text:p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2">Need Strength as a Routine -Sunlight </text:p>
          </table:table-cell>
          <table:table-cell table:style-name="Table1.A2" office:value-type="string">
            <text:p text:style-name="P2">2</text:p>
          </table:table-cell>
          <table:table-cell table:style-name="Table1.D2" office:value-type="string">
            <text:p text:style-name="P4">FLOW MODE :<text:span text:style-name="T5">Unification of Mind &amp; Body</text:span></text:p>
            <text:p text:style-name="P18">Warm UP</text:p>
            <text:p text:style-name="P15">List down your need ,requirements </text:p>
            <text:p text:style-name="P10">Which is Full </text:p>
            <text:p text:style-name="P5">Mind</text:p>
            <text:p text:style-name="P10">If Mind <text:s/>15Min Breath Mp3 with Eye Mask </text:p>
            <text:p text:style-name="P8"><text:span text:style-name="T2">Continuity </text:span><text:s/>-Tally with Sound with Repeating What you Want </text:p>
            <text:p text:style-name="P8"><text:s text:c="18"/>-Say your dreams loudly <text:s/>to the world </text:p>
            <text:p text:style-name="P10"><text:span text:style-name="T7">Body</text:span> </text:p>
            <text:p text:style-name="P10">CobraStrectch ,</text:p>
            <text:p text:style-name="P15">Movements,Dance </text:p>
            <text:p text:style-name="P10">Pushup</text:p>
            <text:p text:style-name="P5">Mind and Body at a Time </text:p>
            <text:p text:style-name="P10">Club:Repetition with Physical Activities </text:p>
            <text:p text:style-name="P6"><text:span text:style-name="T3">Community -</text:span>Friends,People -Help them,Support Them <text:s/><text:span text:style-name="T3">with a </text:span>Common Goal </text:p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2">Face Hot -Wash with Cold Water</text:p>
          </table:table-cell>
          <table:table-cell table:style-name="Table1.A2" office:value-type="string">
            <text:p text:style-name="P2">3</text:p>
          </table:table-cell>
          <table:table-cell table:style-name="Table1.D2" office:value-type="string">
            <text:p text:style-name="P4">LEARNING MODE </text:p>
            <text:p text:style-name="P18"><text:soft-page-break/>Warm Up</text:p>
            <text:p text:style-name="P17">Cannot Repeat- Club Eye Mask+Movement+Repeat </text:p>
            <text:p text:style-name="P9">1.Read the list of contents to complete with Eye Mask/Not </text:p>
            <text:p text:style-name="P9">2.Can get anxious ,repeat it more hence the anxiety dies </text:p>
            <text:p text:style-name="P9">3.Can get anxious when new concept/thing comes repeat it 15 times to exit the anxiety </text:p>
            <text:p text:style-name="P9">4:Get the help from Learning Tool </text:p>
            <text:p text:style-name="P4"/>
          </table:table-cell>
        </table:table-row>
        <table:table-row>
          <table:table-cell table:style-name="Table1.A2" office:value-type="string">
            <text:p text:style-name="P2">4.</text:p>
          </table:table-cell>
          <table:table-cell table:style-name="Table1.A2" office:value-type="string">
            <text:p text:style-name="P2">Eye Strain-Wear Blue light filter Specs </text:p>
          </table:table-cell>
          <table:table-cell table:style-name="Table1.A2" office:value-type="string">
            <text:p text:style-name="P2">4</text:p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2">No energy -</text:p>
          </table:table-cell>
          <table:table-cell table:style-name="Table1.A2" office:value-type="string">
            <text:p text:style-name="P2">5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6</text:p>
          </table:table-cell>
          <table:table-cell table:style-name="Table1.A2" office:value-type="string">
            <text:p text:style-name="P2">Need Energy -Cobra Stretch,Cat and Cow,Yoga Mat ,</text:p>
          </table:table-cell>
          <table:table-cell table:style-name="Table1.A2" office:value-type="string">
            <text:p text:style-name="P2">6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7</text:p>
          </table:table-cell>
          <table:table-cell table:style-name="Table1.A2" office:value-type="string">
            <text:p text:style-name="P2">Not fresh -Take a Cool Bath </text:p>
          </table:table-cell>
          <table:table-cell table:style-name="Table1.A2" office:value-type="string">
            <text:p text:style-name="P2">7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.25cm" fo:margin-bottom="0.25cm" fo:margin-left="0.25cm" fo:margin-right="0.2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10T13:57:03.829000000</meta:creation-date>
    <dc:date>2023-09-21T11:32:06.273000000</dc:date>
    <meta:editing-duration>P4DT20H10M50S</meta:editing-duration>
    <meta:editing-cycles>9</meta:editing-cycles>
    <meta:generator>LibreOffice/7.4.0.3$Windows_x86 LibreOffice_project/f85e47c08ddd19c015c0114a68350214f7066f5a</meta:generator>
    <meta:document-statistic meta:table-count="1" meta:image-count="0" meta:object-count="0" meta:page-count="2" meta:paragraph-count="66" meta:word-count="329" meta:character-count="2047" meta:non-whitespace-character-count="1613"/>
  </office:meta>
</office:document-meta>
</file>